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Original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New interpolated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7">
            <text:p>3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6">
            <text:p>2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9">
            <text:p>2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5">
            <text:p>35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9">
            <text:p>3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6">
            <text:p>146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9">
            <text:p>139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0">
            <text:p>13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8">
            <text:p>12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8">
            <text:p>13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">
            <text:p>12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7">
            <text:p>4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9">
            <text:p>139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0">
            <text:p>13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8">
            <text:p>12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8">
            <text:p>13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">
            <text:p>12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7">
            <text:p>4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9">
            <text:p>139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0">
            <text:p>13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8">
            <text:p>12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8">
            <text:p>13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">
            <text:p>12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7">
            <text:p>4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9">
            <text:p>139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0">
            <text:p>13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8">
            <text:p>12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8">
            <text:p>13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">
            <text:p>12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7">
            <text:p>4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9">
            <text:p>139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0">
            <text:p>13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8">
            <text:p>12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8">
            <text:p>13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2">
            <text:p>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2">
            <text:p>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1" table:number-columns-repeated="3" table:default-cell-style-name="Default"/>
        <table:table-row table:style-name="ro1"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>
            <draw:frame table:end-cell-address="Sheet2.N297" table:end-x="1.439cm" table:end-y="0.35cm" draw:z-index="0" draw:style-name="gr1" svg:width="26.077cm" svg:height="6.999cm" svg:x="0.201cm" svg:y="0.099cm">
              <draw:object draw:notify-on-update-of-ranges="Sheet2.A1:Sheet2.A297 Sheet2.B1:Sheet2.B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8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8:06:52</dc:date>
    <meta:editing-cycles>1</meta:editing-cycles>
    <meta:editing-duration>PT4M56S</meta:editing-duration>
    <meta:user-defined meta:name="Info 1"/>
    <meta:user-defined meta:name="Info 2"/>
    <meta:user-defined meta:name="Info 3"/>
    <meta:user-defined meta:name="Info 4"/>
    <meta:document-statistic meta:table-count="2" meta:cell-count="9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078cm" svg:height="7cm" chart:class="chart:line" chart:style-name="ch1">
        <chart:title svg:x="8.356cm" svg:y="0.141cm" chart:style-name="ch2">
          <text:p>Multiresolution Filtering effects (interpolation last)</text:p>
        </chart:title>
        <chart:subtitle svg:x="11.663cm" svg:y="0.784cm" chart:style-name="ch3">
          <text:p>CH: 6, G:0, w=2</text:p>
        </chart:subtitle>
        <chart:legend chart:legend-position="end" svg:x="23.691cm" svg:y="3.031cm" chart:style-name="ch4"/>
        <chart:plot-area chart:style-name="ch5" table:cell-range-address="Sheet2.A1:Sheet2.B297" svg:x="0.841cm" svg:y="1.375cm" svg:width="22.329cm" svg:height="5.405cm">
          <chart:axis chart:dimension="x" chart:name="primary-x" chart:style-name="ch6">
            <chart:title svg:x="11.458cm" svg:y="6.349cm" chart:style-name="ch7">
              <text:p>Frame/step</text:p>
            </chart:title>
          </chart:axis>
          <chart:axis chart:dimension="y" chart:name="primary-y" chart:style-name="ch6">
            <chart:title svg:x="0.522cm" svg:y="4.202cm" chart:style-name="ch8">
              <text:p>Angle</text:p>
            </chart:title>
            <chart:grid chart:style-name="ch9" chart:class="major"/>
          </chart:axis>
          <chart:series chart:style-name="ch10" chart:values-cell-range-address="Sheet2.A1:Sheet2.A297" chart:class="chart:line">
            <chart:data-point chart:repeated="297"/>
          </chart:series>
          <chart:series chart:style-name="ch11" chart:values-cell-range-address="Sheet2.B1:Sheet2.B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#NAN">
                <text:p>1.#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#NAN">
                <text:p>1.#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#NAN">
                <text:p>1.#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#NAN">
                <text:p>1.#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#NAN">
                <text:p>1.#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#NAN">
                <text:p>1.#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#NAN">
                <text:p>1.#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#NAN">
                <text:p>1.#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#NAN">
                <text:p>1.#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#NAN">
                <text:p>1.#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